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licy themes: health</text:p>
      <text:p text:style-name="Standard">
      lecture 15 - ed randall, 9th February 07
    </text:p>
      <text:h text:style-name="Heading_20_1" text:outline-level="1">policy ambitions</text:h>
      <text:h text:style-name="Heading_20_2" text:outline-level="2">National health Service</text:h>
      <text:h text:style-name="Heading_20_3" text:outline-level="3">factors</text:h>
      <text:h text:style-name="Heading_20_4" text:outline-level="4">clinical excellence</text:h>
      <text:h text:style-name="Heading_20_4" text:outline-level="4">political expediency</text:h>
      <text:h text:style-name="Heading_20_2" text:outline-level="2">A. Bevan, Labour PM</text:h>
      <text:h text:style-name="Heading_20_3" text:outline-level="3">book: In Place of Fear</text:h>
      <text:h text:style-name="Heading_20_3" text:outline-level="3">poor health blighted lives</text:h>
      <text:h text:style-name="Heading_20_4" text:outline-level="4">care delayed increase severity of need</text:h>
      <text:h text:style-name="Heading_20_3" text:outline-level="3">consequnce on health of purchasing medical services</text:h>
      <text:h text:style-name="Heading_20_4" text:outline-level="4">particular women</text:h>
      <text:h text:style-name="Heading_20_4" text:outline-level="4">fear of financial costs</text:h>
      <text:h text:style-name="Heading_20_3" text:outline-level="3">system was to be able to provide free at point of delivery, access when needed care</text:h>
      <text:h text:style-name="Heading_20_3" text:outline-level="3">comprehensive, universal, best possible care</text:h>
      <text:h text:style-name="Heading_20_4" text:outline-level="4">a feature of civilisation, being civilised</text:h>
      <text:h text:style-name="Heading_20_2" text:outline-level="2">goals of national medical system</text:h>
      <text:h text:style-name="Heading_20_3" text:outline-level="3">universal</text:h>
      <text:h text:style-name="Heading_20_4" text:outline-level="4">service for the poor is a poor service...</text:h>
      <text:h text:style-name="Heading_20_4" text:outline-level="4">service for everyone is likely to be best</text:h>
      <text:h text:style-name="Heading_20_4" text:outline-level="4">BMA wanted to retain 1/10 for private market</text:h>
      <text:h text:style-name="Heading_20_5" text:outline-level="5">1/10 are the rich</text:h>
      <text:h text:style-name="Heading_20_5" text:outline-level="5">all else to pay</text:h>
      <text:h text:style-name="Heading_20_4" text:outline-level="4">paid for by general taxation</text:h>
      <text:h text:style-name="Heading_20_4" text:outline-level="4">big tent</text:h>
      <text:h text:style-name="Heading_20_5" text:outline-level="5">all doctors</text:h>
      <text:h text:style-name="Heading_20_5" text:outline-level="5">all patients</text:h>
      <text:h text:style-name="Heading_20_3" text:outline-level="3">comprehensive</text:h>
      <text:h text:style-name="Heading_20_4" text:outline-level="4">National Health Service</text:h>
      <text:h text:style-name="Heading_20_4" text:outline-level="4">all services and best possible quality</text:h>
      <text:h text:style-name="Heading_20_4" text:outline-level="4">all potentially beneficial medical intervention</text:h>
      <text:h text:style-name="Heading_20_3" text:outline-level="3">best possible care</text:h>
      <text:h text:style-name="Heading_20_4" text:outline-level="4">not a postcode lottery!</text:h>
      <text:h text:style-name="Heading_20_4" text:outline-level="4">generalised access</text:h>
      <text:h text:style-name="Heading_20_2" text:outline-level="2">medical system ideas</text:h>
      <text:h text:style-name="Heading_20_3" text:outline-level="3">national sickness service</text:h>
      <text:h text:style-name="Heading_20_4" text:outline-level="4">institutional provisions meeting needs</text:h>
      <text:h text:style-name="Heading_20_4" text:outline-level="4">curative</text:h>
      <text:h text:style-name="Heading_20_3" text:outline-level="3">national health service</text:h>
      <text:h text:style-name="Heading_20_4" text:outline-level="4">proactice commitment to health promotion</text:h>
      <text:h text:style-name="Heading_20_4" text:outline-level="4">implications for social, economic and political system are great!</text:h>
      <text:h text:style-name="Heading_20_4" text:outline-level="4">preventative</text:h>
      <text:h text:style-name="Heading_20_4" text:outline-level="4">health by collective action</text:h>
      <text:h text:style-name="Heading_20_5" text:outline-level="5">indispensible part of civilised society</text:h>
      <text:h text:style-name="Heading_20_3" text:outline-level="3">how much is this going to cost? who's going to pay?</text:h>
      <text:h text:style-name="Heading_20_1" text:outline-level="1">needs and resources:the need for clinical and political choices</text:h>
      <text:h text:style-name="Heading_20_2" text:outline-level="2">foundations of NHS</text:h>
      <text:h text:style-name="Heading_20_3" text:outline-level="3">enabling medical profession to do their best</text:h>
      <text:h text:style-name="Heading_20_3" text:outline-level="3">threat to history of general practice - private commercial enterprise</text:h>
      <text:h text:style-name="Heading_20_3" text:outline-level="3">distribution according to need</text:h>
      <text:h text:style-name="Heading_20_4" text:outline-level="4">socialist principle</text:h>
      <text:h text:style-name="Heading_20_2" text:outline-level="2">independence of medical profession</text:h>
      <text:h text:style-name="Heading_20_3" text:outline-level="3">bargaining with the BMA</text:h>
      <text:h text:style-name="Heading_20_4" text:outline-level="4">payments to GPs for registered patients</text:h>
      <text:h text:style-name="Heading_20_4" text:outline-level="4">arrangements with GPs</text:h>
      <text:h text:style-name="Heading_20_3" text:outline-level="3">employed but not civil servants</text:h>
      <text:h text:style-name="Heading_20_3" text:outline-level="3">settlement preserved private engagement for consultant</text:h>
      <text:h text:style-name="Heading_20_4" text:outline-level="4">including private paying beds in NHS hospitals</text:h>
      <text:h text:style-name="Heading_20_4" text:outline-level="4">top-up payments</text:h>
      <text:h text:style-name="Heading_20_4" text:outline-level="4">to keep doctors in the NHS</text:h>
      <text:h text:style-name="Heading_20_3" text:outline-level="3">tension between employment and autonomy</text:h>
      <text:h text:style-name="Heading_20_2" text:outline-level="2">where do inequalities in a national health service come from</text:h>
      <text:h text:style-name="Heading_20_3" text:outline-level="3">waiting lists, geographical variations, unmet needs, rising expectations</text:h>
      <text:h text:style-name="Heading_20_3" text:outline-level="3">rationing</text:h>
      <text:p text:style-name="Standard">because health care was in demand and in short supply and freee at point of need</text:p>
      <text:h text:style-name="Heading_20_4" text:outline-level="4">by waiting lists</text:h>
      <text:h text:style-name="Heading_20_4" text:outline-level="4">by price</text:h>
      <text:h text:style-name="Heading_20_3" text:outline-level="3">demographic pressures</text:h>
      <text:h text:style-name="Heading_20_4" text:outline-level="4">aging populations</text:h>
      <text:h text:style-name="Heading_20_3" text:outline-level="3">technological presures</text:h>
      <text:h text:style-name="Heading_20_4" text:outline-level="4">transformation of medical science</text:h>
      <text:h text:style-name="Heading_20_4" text:outline-level="4">new technologies create new treatments</text:h>
      <text:h text:style-name="Heading_20_4" text:outline-level="4">increasing costs</text:h>
      <text:h text:style-name="Heading_20_3" text:outline-level="3">expectations</text:h>
      <text:h text:style-name="Heading_20_4" text:outline-level="4">regional differences...</text:h>
      <text:h text:style-name="Heading_20_4" text:outline-level="4">international view... sensitivity of provision accross europe</text:h>
      <text:h text:style-name="Heading_20_3" text:outline-level="3">costs! dominant expense is salaries</text:h>
      <text:h text:style-name="Heading_20_4" text:outline-level="4">increase in costs of GPs, consultants</text:h>
      <text:h text:style-name="Heading_20_4" text:outline-level="4">75% of budget on human costs</text:h>
      <text:h text:style-name="Heading_20_4" text:outline-level="4">NHS costs run ahead of general economy</text:h>
      <text:h text:style-name="Heading_20_5" text:outline-level="5">brain intensive work</text:h>
      <text:h text:style-name="Heading_20_5" text:outline-level="5">specialism</text:h>
      <text:h text:style-name="Heading_20_3" text:outline-level="3">inherited infrastrucutre</text:h>
      <text:h text:style-name="Heading_20_4" text:outline-level="4">lots of building stock ex- victorian poor law provision</text:h>
      <text:h text:style-name="Heading_20_4" text:outline-level="4">impact on geographical provision</text:h>
      <text:h text:style-name="Heading_20_2" text:outline-level="2">financial legacy of 1940s</text:h>
      <text:h text:style-name="Heading_20_3" text:outline-level="3">introduction of NHS charging</text:h>
      <text:h text:style-name="Heading_20_4" text:outline-level="4">dentistry, perscription</text:h>
      <text:h text:style-name="Heading_20_4" text:outline-level="4">rationing by price?</text:h>
      <text:h text:style-name="Heading_20_3" text:outline-level="3">revenue commitments in imperial britian, difficult to raise taxation</text:h>
      <text:h text:style-name="Heading_20_2" text:outline-level="2">management of state enterprise</text:h>
      <text:h text:style-name="Heading_20_3" text:outline-level="3">parsmoniously and meanly funded</text:h>
      <text:h text:style-name="Heading_20_4" text:outline-level="4">historically 6/7% of GDP</text:h>
      <text:h text:style-name="Heading_20_5" text:outline-level="5">contrast to USA 14/15% of GDP</text:h>
      <text:h text:style-name="Heading_20_3" text:outline-level="3">state enterprise, central control gives tight control on costs</text:h>
      <text:h text:style-name="Heading_20_3" text:outline-level="3">NHS is successful at maintaining grip on costs</text:h>
      <text:h text:style-name="Heading_20_4" text:outline-level="4">a stranglehold on costs?</text:h>
      <text:h text:style-name="Heading_20_4" text:outline-level="4">compared to Social Security as this area is difficult to predict costs of</text:h>
      <text:h text:style-name="Heading_20_3" text:outline-level="3">centralised management</text:h>
      <text:h text:style-name="Heading_20_4" text:outline-level="4">regional centres, not universal access</text:h>
      <text:h text:style-name="Heading_20_1" text:outline-level="1">driving changes in the NHS - protecting core values</text:h>
      <text:h text:style-name="Heading_20_2" text:outline-level="2">politics of change</text:h>
      <text:h text:style-name="Heading_20_3" text:outline-level="3">relationship between change and party politics</text:h>
      <text:h text:style-name="Heading_20_3" text:outline-level="3">electoral change</text:h>
      <text:h text:style-name="Heading_20_3" text:outline-level="3">ministerial change</text:h>
      <text:h text:style-name="Heading_20_2" text:outline-level="2">addressing...</text:h>
      <text:h text:style-name="Heading_20_3" text:outline-level="3">patient groups</text:h>
      <text:h text:style-name="Heading_20_3" text:outline-level="3">geographical differences</text:h>
      <text:h text:style-name="Heading_20_3" text:outline-level="3">provision failures</text:h>
      <text:h text:style-name="Heading_20_2" text:outline-level="2">Labour established Royal Commission on the NHS</text:h>
      <text:h text:style-name="Heading_20_3" text:outline-level="3">reported in 1979</text:h>
      <text:h text:style-name="Heading_20_3" text:outline-level="3">abandandoned by change of government</text:h>
      <text:h text:style-name="Heading_20_2" text:outline-level="2">social attitude to NHS</text:h>
      <text:h text:style-name="Heading_20_3" text:outline-level="3">most widely admired and support</text:h>
      <text:h text:style-name="Heading_20_3" text:outline-level="3">institution most supported by british public</text:h>
      <text:h text:style-name="Heading_20_1" text:outline-level="1">endless change, adaption &amp; improvement?</text:h>
      <text:h text:style-name="Heading_20_2" text:outline-level="2">Tony Blair and New Labour</text:h>
      <text:h text:style-name="Heading_20_3" text:outline-level="3">24 hours to save the NHS</text:h>
      <text:h text:style-name="Heading_20_3" text:outline-level="3">Save NHS from internal marketisation</text:h>
      <text:h text:style-name="Heading_20_3" text:outline-level="3">sticking to Tory speding plans constrained public sector spending</text:h>
      <text:h text:style-name="Heading_20_2" text:outline-level="2">tension between improvement and marketisation</text:h>
      <text:h text:style-name="Heading_20_2" text:outline-level="2">flood of money in late 1990s</text:h>
      <text:h text:style-name="Heading_20_3" text:outline-level="3">does more expenditure make the NHS more productivity</text:h>
      <text:h text:style-name="Heading_20_3" text:outline-level="3">"value for money"</text:h>
      <text:h text:style-name="Heading_20_4" text:outline-level="4">ONS data</text:h>
      <text:h text:style-name="Heading_20_4" text:outline-level="4">NHS value for money...depends on computations</text:h>
      <text:h text:style-name="Heading_20_4" text:outline-level="4">how do we value NHS output?</text:h>
      <text:h text:style-name="Heading_20_4" text:outline-level="4">study by Tony Atkinson</text:h>
      <text:h text:style-name="Heading_20_2" text:outline-level="2">targets, national frameworks and continual audit</text:h>
      <text:h text:style-name="Heading_20_2" text:outline-level="2">superstructure for improvement</text:h>
      <text:h text:style-name="Heading_20_3" text:outline-level="3">or great centralisation</text:h>
      <text:h text:style-name="Heading_20_2" text:outline-level="2">marketisation reforrms under new Labour</text:h>
      <text:h text:style-name="Heading_20_3" text:outline-level="3">not Tory internal market...</text:h>
      <text:h text:style-name="Heading_20_3" text:outline-level="3">commission of services...</text:h>
      <text:h text:style-name="Heading_20_4" text:outline-level="4">from GPs</text:h>
      <text:h text:style-name="Heading_20_4" text:outline-level="4">from business</text:h>
      <text:h text:style-name="Heading_20_2" text:outline-level="2">book: NHS plc</text:h>
      <text:h text:style-name="Heading_20_3" text:outline-level="3">departure from common social enterpise</text:h>
      <text:h text:style-name="Heading_20_3" text:outline-level="3">government funded private market in healthcare</text:h>
      <text:h text:style-name="Heading_20_3" text:outline-level="3">rival service providers fulfilling contracts for healthcare</text:h>
      <text:h text:style-name="Heading_20_2" text:outline-level="2">tension in the realtionship between politicians/policy makers and the medical profession</text:h>
      <text:h text:style-name="Heading_20_3" text:outline-level="3">competition, rivial suppliers</text:h>
      <text:h text:style-name="Heading_20_3" text:outline-level="3">market solutions to cost escalations!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